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 table:number-columns-spanned="4" table:number-rows-spanned="1">
            <text:p>Guanine riboswitch aptamer</text:p>
          </table:table-cell>
          <table:covered-table-cell office:value-type="string" calcext:value-type="string">
            <text:p>Nucleotide</text:p>
          </table:covered-table-cell>
          <table:covered-table-cell office:value-type="string" calcext:value-type="string">
            <text:p>Classification</text:p>
          </table:covered-table-cell>
          <table:covered-table-cell office:value-type="string" calcext:value-type="string">
            <text:p>PDB</text:p>
          </table:covered-table-cell>
          <table:table-cell office:value-type="string" calcext:value-type="string" table:number-columns-spanned="4" table:number-rows-spanned="1">
            <text:p>Cleaved CPEB3 ribozyme</text:p>
          </table:table-cell>
          <table:covered-table-cell office:value-type="string" calcext:value-type="string">
            <text:p>Nucleotide</text:p>
          </table:covered-table-cell>
          <table:covered-table-cell office:value-type="string" calcext:value-type="string">
            <text:p>Classification</text:p>
          </table:covered-table-cell>
          <table:covered-table-cell office:value-type="string" calcext:value-type="string">
            <text:p>PDB</text:p>
          </table:covered-table-cell>
          <table:table-cell office:value-type="string" calcext:value-type="string" table:number-columns-spanned="4" table:number-rows-spanned="1">
            <text:p>Yeast tRNAphe</text:p>
          </table:table-cell>
          <table:covered-table-cell office:value-type="string" calcext:value-type="string">
            <text:p>Nucleotide</text:p>
          </table:covered-table-cell>
          <table:covered-table-cell office:value-type="string" calcext:value-type="string">
            <text:p>Classification</text:p>
          </table:covered-table-cell>
          <table:covered-table-cell office:value-type="string" calcext:value-type="string">
            <text:p>PDB</text:p>
          </table:covered-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D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U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A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C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G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3NKB: G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C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A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A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A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A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3NKB: G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C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4FE5: U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U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4FE5: U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G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U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A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C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A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4FE5: U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G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A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3NKB: U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A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U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3NKB: G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U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U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A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A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U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G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G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C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U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G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G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C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U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A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A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A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U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A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3NKB: A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4FE5: A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U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U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U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U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A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U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U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C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C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G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4FE5: G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3NKB: G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DB 1EHZ: A58</text:p>
          </table:table-cell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U59</text:p>
          </table:table-cell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DB 1EHZ: C60</text:p>
          </table:table-cell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61</text:p>
          </table:table-cell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A62</text:p>
          </table:table-cell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C63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A64</text:p>
          </table:table-cell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PDB 1EHZ: G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0:13:29.509397154</meta:creation-date>
    <dc:date>2022-07-14T14:59:15.911673533</dc:date>
    <meta:editing-duration>PT1H22M35S</meta:editing-duration>
    <meta:editing-cycles>6</meta:editing-cycles>
    <meta:generator>LibreOffice/6.4.7.2$Linux_X86_64 LibreOffice_project/40$Build-2</meta:generator>
    <meta:document-statistic meta:table-count="1" meta:cell-count="472" meta:object-count="0"/>
  </office:meta>
</office:document-meta>
</file>